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e4f3f" officeooo:paragraph-rsid="001e4f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accine efficiency Stud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 Fraysse</meta:initial-creator>
    <meta:creation-date>2018-01-11T08:24:06.527921956</meta:creation-date>
    <dc:date>2018-01-11T08:24:43.641843395</dc:date>
    <dc:creator>Marc Fraysse</dc:creator>
    <meta:editing-duration>PT38S</meta:editing-duration>
    <meta:editing-cycles>1</meta:editing-cycles>
    <meta:document-statistic meta:table-count="0" meta:image-count="0" meta:object-count="0" meta:page-count="1" meta:paragraph-count="1" meta:word-count="3" meta:character-count="24" meta:non-whitespace-character-count="22"/>
    <meta:generator>LibreOffice/5.0.6.2$Linux_X86_64 LibreOffice_project/00$Build-2</meta:generator>
  </office:meta>
</office:document-meta>
</file>